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00000013B813546DC77DC166E.png" manifest:media-type="image/png"/>
  <manifest:file-entry manifest:full-path="Pictures/10000201000000C8000000C8CC136BED2052C41F.png" manifest:media-type="image/png"/>
  <manifest:file-entry manifest:full-path="Pictures/100002010000020800000078954C514538F6290E.png" manifest:media-type="image/png"/>
  <manifest:file-entry manifest:full-path="Pictures/10000000000004B00000031A35524A8533EFEA6A.jpg" manifest:media-type="image/jpeg"/>
  <manifest:file-entry manifest:full-path="Pictures/10000201000000D80000006CB6EF823EC20F69E0.png" manifest:media-type="image/png"/>
  <manifest:file-entry manifest:full-path="Pictures/100002010000020000000200E58A3151C6CB794D.png" manifest:media-type="image/png"/>
  <manifest:file-entry manifest:full-path="Pictures/1000000000000258000001DEF6CB081BED4ED583.jpg" manifest:media-type="image/jpeg"/>
  <manifest:file-entry manifest:full-path="Pictures/100002010000020000000200996384C85F734231.png" manifest:media-type="image/png"/>
  <manifest:file-entry manifest:full-path="Pictures/10000201000001500000011F4E8772352CDD2A5C.png" manifest:media-type="image/png"/>
  <manifest:file-entry manifest:full-path="Pictures/1000020100000190000000FA360468AC93841214.png" manifest:media-type="image/png"/>
  <manifest:file-entry manifest:full-path="Pictures/100000000000014C00000072361E66528DDBDBEA.png" manifest:media-type="image/png"/>
  <manifest:file-entry manifest:full-path="Pictures/10000000000000C8000000C81507DCA89489FEA1.jpg" manifest:media-type="image/jpeg"/>
  <manifest:file-entry manifest:full-path="Pictures/10000201000001980000009D624594C6941BF275.png" manifest:media-type="image/png"/>
  <manifest:file-entry manifest:full-path="Pictures/1000020100000320000001C246518FB555BC1E5B.png" manifest:media-type="image/png"/>
  <manifest:file-entry manifest:full-path="Pictures/100002010000019D0000019D086EF8DA8B37B97D.png" manifest:media-type="image/png"/>
  <manifest:file-entry manifest:full-path="Pictures/10000201000002BC0000015EEED0D8C104E0C520.png" manifest:media-type="image/png"/>
  <manifest:file-entry manifest:full-path="Pictures/10000000000001CB00000116A2E2A1E59E86FBE1.png" manifest:media-type="image/png"/>
  <manifest:file-entry manifest:full-path="Pictures/10000201000004B0000002867B9010ED2BC01073.png" manifest:media-type="image/png"/>
  <manifest:file-entry manifest:full-path="Pictures/10000000000001B6000000F570B14A872E6E5187.png" manifest:media-type="image/png"/>
  <manifest:file-entry manifest:full-path="Pictures/100002010000013600000136EDFFC39427BDE500.png" manifest:media-type="image/png"/>
  <manifest:file-entry manifest:full-path="Pictures/10000201000006400000064050B6E13D0C1A9E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3.194cm" svg:height="3.194cm" svg:x="21.606cm" svg:y="6.806cm">
          <draw:image xlink:href="Pictures/100002010000020000000200996384C85F734231.png" xlink:type="simple" xlink:show="embed" xlink:actuate="onLoad">
            <text:p/>
          </draw:image>
        </draw:frame>
        <draw:frame draw:style-name="gr1" draw:text-style-name="P1" draw:layer="layout" svg:width="2.95cm" svg:height="2.95cm" svg:x="4.6cm" svg:y="1cm">
          <draw:image xlink:href="Pictures/100002010000020000000200E58A3151C6CB794D.png" xlink:type="simple" xlink:show="embed" xlink:actuate="onLoad">
            <text:p/>
          </draw:image>
        </draw:frame>
        <draw:frame draw:style-name="gr1" draw:text-style-name="P1" draw:layer="layout" svg:width="6.148cm" svg:height="3.458cm" svg:x="11cm" svg:y="1cm">
          <draw:image xlink:href="Pictures/1000020100000320000001C246518FB555BC1E5B.png" xlink:type="simple" xlink:show="embed" xlink:actuate="onLoad">
            <text:p/>
          </draw:image>
        </draw:frame>
        <draw:frame draw:style-name="gr1" draw:text-style-name="P1" draw:layer="layout" svg:width="5.714cm" svg:height="2.857cm" svg:x="11.2cm" svg:y="6.743cm">
          <draw:image xlink:href="Pictures/10000201000000D80000006CB6EF823EC20F69E0.png" xlink:type="simple" xlink:show="embed" xlink:actuate="onLoad">
            <text:p/>
          </draw:image>
        </draw:frame>
        <draw:line draw:style-name="gr2" draw:text-style-name="P2" draw:layer="layout" svg:x1="7.9cm" svg:y1="2.8cm" svg:x2="10.3cm" svg:y2="2.8cm">
          <text:p/>
        </draw:line>
        <draw:line draw:style-name="gr2" draw:text-style-name="P2" draw:layer="layout" svg:x1="13.96cm" svg:y1="4.7cm" svg:x2="14cm" svg:y2="6.8cm">
          <text:p/>
        </draw:line>
        <draw:line draw:style-name="gr2" draw:text-style-name="P2" draw:layer="layout" svg:x1="20.56cm" svg:y1="8.4cm" svg:x2="17.9cm" svg:y2="8.4cm">
          <text:p/>
        </draw:line>
        <draw:line draw:style-name="gr2" draw:text-style-name="P2" draw:layer="layout" svg:x1="8.4cm" svg:y1="14cm" svg:x2="6.035cm" svg:y2="14cm">
          <text:p/>
        </draw:line>
        <draw:frame draw:style-name="gr1" draw:text-style-name="P1" draw:layer="layout" svg:width="14.2cm" svg:height="8.873cm" svg:x="-3.862cm" svg:y="11.567cm">
          <draw:image xlink:href="Pictures/1000020100000190000000FA360468AC93841214.png" xlink:type="simple" xlink:show="embed" xlink:actuate="onLoad">
            <text:p/>
          </draw:image>
        </draw:frame>
        <draw:line draw:style-name="gr2" draw:text-style-name="P2" draw:layer="layout" svg:x1="13.965cm" svg:y1="9.36cm" svg:x2="14.005cm" svg:y2="11.46cm">
          <text:p/>
        </draw:line>
        <draw:frame draw:style-name="gr1" draw:text-style-name="P1" draw:layer="layout" svg:width="3.6cm" svg:height="3.6cm" svg:x="22cm" svg:y="12.2cm">
          <draw:image xlink:href="Pictures/100002010000019D0000019D086EF8DA8B37B97D.png" xlink:type="simple" xlink:show="embed" xlink:actuate="onLoad">
            <text:p/>
          </draw:image>
        </draw:frame>
        <draw:line draw:style-name="gr2" draw:text-style-name="P2" draw:layer="layout" svg:x1="19.26cm" svg:y1="14.2cm" svg:x2="21.66cm" svg:y2="14.2cm">
          <text:p/>
        </draw:line>
        <draw:frame draw:style-name="gr1" draw:text-style-name="P1" draw:layer="layout" svg:width="8.6cm" svg:height="4.3cm" svg:x="9.267cm" svg:y="11.1cm">
          <draw:image xlink:href="Pictures/10000201000002BC0000015EEED0D8C104E0C520.png" xlink:type="simple" xlink:show="embed" xlink:actuate="onLoad">
            <text:p/>
          </draw:image>
        </draw:frame>
        <draw:frame draw:style-name="gr1" draw:text-style-name="P1" draw:layer="layout" svg:width="3.4cm" svg:height="3.4cm" svg:x="12.3cm" svg:y="17.6cm">
          <draw:image xlink:href="Pictures/100002010000013600000136EDFFC39427BDE500.png" xlink:type="simple" xlink:show="embed" xlink:actuate="onLoad">
            <text:p/>
          </draw:image>
        </draw:frame>
        <draw:line draw:style-name="gr2" draw:text-style-name="P2" draw:layer="layout" svg:x1="13.97cm" svg:y1="15.52cm" svg:x2="14.01cm" svg:y2="17.62cm">
          <text:p/>
        </draw:line>
        <draw:frame draw:style-name="gr1" draw:text-style-name="P1" draw:layer="layout" svg:width="3cm" svg:height="3cm" svg:x="1.4cm" svg:y="0.8cm">
          <draw:image xlink:href="Pictures/10000201000006400000064050B6E13D0C1A9E1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6.086cm" svg:height="3.404cm" svg:x="2.814cm" svg:y="8.496cm">
          <draw:image xlink:href="Pictures/10000000000001B6000000F570B14A872E6E5187.png" xlink:type="simple" xlink:show="embed" xlink:actuate="onLoad">
            <text:p/>
          </draw:image>
        </draw:frame>
        <draw:frame draw:style-name="gr1" draw:text-style-name="P1" draw:layer="layout" svg:width="4.599cm" svg:height="2.475cm" svg:x="18.201cm" svg:y="4.325cm">
          <draw:image xlink:href="Pictures/10000201000004B0000002867B9010ED2BC01073.png" xlink:type="simple" xlink:show="embed" xlink:actuate="onLoad">
            <text:p/>
          </draw:image>
        </draw:frame>
        <draw:frame draw:style-name="gr1" draw:text-style-name="P1" draw:layer="layout" svg:width="3.831cm" svg:height="2.32cm" svg:x="22.369cm" svg:y="3cm">
          <draw:image xlink:href="Pictures/10000000000001CB00000116A2E2A1E59E86FBE1.png" xlink:type="simple" xlink:show="embed" xlink:actuate="onLoad">
            <text:p/>
          </draw:image>
        </draw:frame>
        <draw:frame draw:style-name="gr1" draw:text-style-name="P1" draw:layer="layout" svg:width="4cm" svg:height="1.539cm" svg:x="21.4cm" svg:y="7.261cm">
          <draw:image xlink:href="Pictures/10000201000001980000009D624594C6941BF275.png" xlink:type="simple" xlink:show="embed" xlink:actuate="onLoad">
            <text:p/>
          </draw:image>
        </draw:frame>
        <draw:frame draw:style-name="gr1" draw:text-style-name="P1" draw:layer="layout" svg:width="3.146cm" svg:height="2.082cm" svg:x="16.254cm" svg:y="2.2cm">
          <draw:image xlink:href="Pictures/10000000000004B00000031A35524A8533EFEA6A.jpg" xlink:type="simple" xlink:show="embed" xlink:actuate="onLoad">
            <text:p/>
          </draw:image>
        </draw:frame>
        <draw:frame draw:style-name="gr1" draw:text-style-name="P1" draw:layer="layout" svg:width="7cm" svg:height="1.615cm" svg:x="2.4cm" svg:y="12.104cm">
          <draw:image xlink:href="Pictures/100002010000020800000078954C514538F6290E.png" xlink:type="simple" xlink:show="embed" xlink:actuate="onLoad">
            <text:p/>
          </draw:image>
        </draw:frame>
        <draw:frame draw:style-name="gr1" draw:text-style-name="P1" draw:layer="layout" svg:width="3.944cm" svg:height="3.142cm" svg:x="20.2cm" svg:y="13.4cm">
          <draw:image xlink:href="Pictures/1000000000000258000001DEF6CB081BED4ED583.jpg" xlink:type="simple" xlink:show="embed" xlink:actuate="onLoad">
            <text:p/>
          </draw:image>
        </draw:frame>
        <draw:frame draw:style-name="gr1" draw:text-style-name="P1" draw:layer="layout" svg:width="2.2cm" svg:height="2.2cm" svg:x="22.6cm" svg:y="16cm">
          <draw:image xlink:href="Pictures/10000000000000C8000000C81507DCA89489FEA1.jpg" xlink:type="simple" xlink:show="embed" xlink:actuate="onLoad">
            <text:p/>
          </draw:image>
        </draw:frame>
        <draw:frame draw:style-name="gr1" draw:text-style-name="P1" draw:layer="layout" svg:width="7.053cm" svg:height="7.053cm" svg:x="10.4cm" svg:y="6.347cm">
          <draw:image xlink:href="Pictures/10000201000000C8000000C8CC136BED2052C41F.png" xlink:type="simple" xlink:show="embed" xlink:actuate="onLoad">
            <text:p/>
          </draw:image>
        </draw:frame>
        <draw:frame draw:style-name="gr1" draw:text-style-name="P1" draw:layer="layout" svg:width="6.6cm" svg:height="3.712cm" svg:x="2cm" svg:y="2.6cm">
          <draw:image xlink:href="Pictures/10000201000002300000013B813546DC77DC166E.png" xlink:type="simple" xlink:show="embed" xlink:actuate="onLoad">
            <text:p/>
          </draw:image>
        </draw:frame>
        <draw:frame draw:style-name="gr1" draw:text-style-name="P1" draw:layer="layout" svg:width="8.783cm" svg:height="3.015cm" svg:x="9.117cm" svg:y="15.2cm">
          <draw:image xlink:href="Pictures/100000000000014C00000072361E66528DDBDBEA.png" xlink:type="simple" xlink:show="embed" xlink:actuate="onLoad">
            <text:p/>
          </draw:image>
        </draw:frame>
        <draw:frame draw:style-name="gr1" draw:text-style-name="P1" draw:layer="layout" svg:width="4.675cm" svg:height="3.993cm" svg:x="1.125cm" svg:y="16.407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0T16:46:24.721400198</meta:creation-date>
    <dc:date>2019-05-10T18:09:53.653771604</dc:date>
    <meta:editing-duration>PT10M47S</meta:editing-duration>
    <meta:editing-cycles>2</meta:editing-cycles>
    <meta:generator>LibreOffice/5.1.6.2$Linux_X86_64 LibreOffice_project/10m0$Build-2</meta:generator>
    <meta:document-statistic meta:object-count="53"/>
  </office:meta>
</office:document-meta>
</file>